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70000032A6D5EAC5545E108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cm" fo:min-width="1.6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84cm" fo:min-width="4.53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84cm" fo:min-width="4.5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5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5.678cm" svg:x="1.096cm" svg:y="2.718cm">
          <draw:image xlink:href="Pictures/10000000000005970000032A6D5EAC5545E10828.png" xlink:type="simple" xlink:show="embed" xlink:actuate="onLoad">
            <text:p/>
          </draw:image>
        </draw:frame>
        <draw:custom-shape draw:style-name="gr2" draw:text-style-name="P1" draw:layer="layout" svg:width="2.7cm" svg:height="1.1cm" svg:x="13.5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7cm" svg:height="1.1cm" svg:x="20.9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5.2cm" svg:height="1.7cm" svg:x="16.1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2cm" svg:height="1.7cm" svg:x="8.7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2cm" svg:height="1.7cm" svg:x="1.2cm" svg:y="13.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0.502cm" svg:height="0.962cm" svg:x="3.9cm" svg:y="2cm">
          <draw:text-box>
            <text:p/>
          </draw:text-box>
        </draw:frame>
        <draw:frame draw:style-name="gr6" draw:text-style-name="P3" draw:layer="layout" svg:width="4.3cm" svg:height="1.8cm" svg:x="1.8cm" svg:y="13.7cm">
          <draw:text-box>
            <text:p>Pages HTML</text:p>
          </draw:text-box>
        </draw:frame>
        <draw:frame draw:style-name="gr7" draw:text-style-name="P3" draw:layer="layout" svg:width="4.2cm" svg:height="1.673cm" svg:x="9.5cm" svg:y="13.7cm">
          <draw:text-box>
            <text:p>Pages JSP</text:p>
          </draw:text-box>
        </draw:frame>
        <draw:frame draw:style-name="gr8" draw:text-style-name="P3" draw:layer="layout" svg:width="2.7cm" svg:height="1.1cm" svg:x="17.8cm" svg:y="13.7cm">
          <draw:text-box>
            <text:p>EJ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23:09:05.693000000</meta:creation-date>
    <dc:date>2016-10-05T23:23:04.788000000</dc:date>
    <meta:editing-duration>PT3M8S</meta:editing-duration>
    <meta:editing-cycles>1</meta:editing-cycles>
    <meta:generator>LibreOffice/5.1.4.2$Windows_x86 LibreOffice_project/f99d75f39f1c57ebdd7ffc5f42867c12031db97a</meta:generator>
    <meta:document-statistic meta:object-count="10"/>
  </office:meta>
</office:document-meta>
</file>